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f8f9" officeooo:paragraph-rsid="0000f8f9"/>
    </style:style>
    <style:style style:name="P2" style:family="paragraph" style:parent-style-name="Standard">
      <style:text-properties officeooo:rsid="0002a916" officeooo:paragraph-rsid="0002a916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stallation</text:h>
      <text:p text:style-name="Text_20_body">This repository is for my ePortfolio about node.js</text:p>
      <text:p text:style-name="Text_20_body">Please download and install node.js and npm from: <text:a xlink:type="simple" xlink:href="https://nodejs.org/de/download/" text:style-name="Internet_20_link" text:visited-style-name="Visited_20_Internet_20_Link">https://nodejs.org/de/download/</text:a></text:p>
      <text:p text:style-name="Text_20_body">After the installation execute the command "node -v" in your command prompt. Now you should see the version of nodejs if the installation was successful.</text:p>
      <text:p text:style-name="Text_20_body">Please clone or download the zip of this repository. It will be used after the presentation to show some demos.</text:p>
      <text:h text:style-name="Heading_20_2" text:outline-level="2"><text:bookmark text:name="user-content-useful-commands"/>Useful commands</text:h>
      <text:list xml:id="list2785157567592648641" text:style-name="L1">
        <text:list-item>
          <text:p text:style-name="P3">node:</text:p>
          <text:list>
            <text:list-item>
              <text:p text:style-name="P4">node -v </text:p>
            </text:list-item>
            <text:list-item>
              <text:p text:style-name="P4">node <text:span text:style-name="Emphasis">file</text:span> </text:p>
            </text:list-item>
          </text:list>
        </text:list-item>
        <text:list-item>
          <text:p text:style-name="P3">npm:</text:p>
          <text:list>
            <text:list-item>
              <text:p text:style-name="P4">npm -v </text:p>
            </text:list-item>
            <text:list-item>
              <text:p text:style-name="P4">npm init </text:p>
            </text:list-item>
            <text:list-item>
              <text:p text:style-name="P4">npm install </text:p>
            </text:list-item>
            <text:list-item>
              <text:p text:style-name="P3">npm install <text:span text:style-name="Emphasis">package</text:span> --save </text:p>
            </text:list-item>
          </text:list>
        </text:list-item>
      </text:list>
      <text:p text:style-name="Standard"/>
      <text:p text:style-name="P1">How to run the demos:</text:p>
      <text:p text:style-name="P1"/>
      <text:p text:style-name="P1">demo1-demo3 runs by call "node &lt;file.js&gt;"</text:p>
      <text:p text:style-name="P1"/>
      <text:p text:style-name="P1">To run demo4 you first need to install all dependencies. This can be done by calling "npm install". After this you can start the chat by calling "node server.js".</text:p>
      <text:p text:style-name="P1"/>
      <text:p text:style-name="P1">To create a new package.json go to your project folder and call "npm init". Then you could insert the wanted data.</text:p>
      <text:p text:style-name="P1">To add a dependency to your project normally you would call "npm install packagename" but this would not update your package.json.</text:p>
      <text:p text:style-name="P1">To update your package.json run "npm install packagename --save"</text:p>
      <text:p text:style-name="P1"/>
      <text:p text:style-name="P1"/>
      <text:p text:style-name="P2">Repo url: <text:a xlink:type="simple" xlink:href="https://github.com/dominik-code/eportfolio_nodejs" text:style-name="Internet_20_link" text:visited-style-name="Visited_20_Internet_20_Link">https://github.com/dominik-code/eportfolio_nodejs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4S</meta:editing-duration>
    <meta:editing-cycles>6</meta:editing-cycles>
    <meta:generator>LibreOffice/4.4.7.2$Windows_x86 LibreOffice_project/f3153a8b245191196a4b6b9abd1d0da16eead600</meta:generator>
    <dc:date>2016-11-23T11:28:04.378000000</dc:date>
    <meta:document-statistic meta:table-count="0" meta:image-count="0" meta:object-count="0" meta:page-count="1" meta:paragraph-count="21" meta:word-count="185" meta:character-count="1103" meta:non-whitespace-character-count="943"/>
    <meta:user-defined meta:name="Info 1"/>
    <meta:user-defined meta:name="Info 2"/>
    <meta:user-defined meta:name="Info 3"/>
    <meta:user-defined meta:name="Info 4"/>
  </office:meta>
</office:document-meta>
</file>